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.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5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 style:data-style-name="N11">
      <style:table-cell-properties fo:background-color="#bce4e5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04">
      <style:table-cell-properties fo:background-color="#f8aa97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9"/>
        <table:table-column table:style-name="co2" table:number-columns-repeated="1020" table:default-cell-style-name="ce3"/>
        <table:table-row table:style-name="ro1">
          <table:table-cell table:style-name="ce1" office:value-type="string" calcext:value-type="string">
            <text:p>Itens</text:p>
          </table:table-cell>
          <table:table-cell table:style-name="ce1" office:value-type="string" calcext:value-type="string">
            <text:p>Qtd</text:p>
          </table:table-cell>
          <table:table-cell table:style-name="ce5" office:value-type="string" calcext:value-type="string">
            <text:p>Custo (Unit)</text:p>
          </table:table-cell>
          <table:table-cell table:style-name="ce1" office:value-type="string" calcext:value-type="string">
            <text:p>TOTAL</text:p>
          </table:table-cell>
          <table:table-cell table:style-name="ce12" table:number-columns-repeated="1019"/>
        </table:table-row>
        <table:table-row table:style-name="ro1">
          <table:table-cell table:style-name="ce2" office:value-type="string" calcext:value-type="string">
            <text:p>Cartao RFID EM4100 125kHz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currency" office:currency="BRL" office:value="4.8" calcext:value-type="currency">
            <text:p>R$ 4,80</text:p>
          </table:table-cell>
          <table:table-cell table:style-name="ce6" table:formula="of:=[.C2]*[.B2]" office:value-type="currency" office:currency="BRL" office:value="9.6" calcext:value-type="currency">
            <text:p>R$ 9,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bo Ethernet Cat5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currency" office:currency="BRL" office:value="1" calcext:value-type="currency">
            <text:p>R$ 1,00</text:p>
          </table:table-cell>
          <table:table-cell table:style-name="ce6" table:formula="of:=[.C3]*[.B3]" office:value-type="currency" office:currency="BRL" office:value="4" calcext:value-type="currency">
            <text:p>R$ 4,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rne 2 Terminais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currency" office:currency="BRL" office:value="2" calcext:value-type="currency">
            <text:p>R$ 2,00</text:p>
          </table:table-cell>
          <table:table-cell table:style-name="ce6" table:formula="of:=[.C4]*[.B4]" office:value-type="currency" office:currency="BRL" office:value="6" calcext:value-type="currency">
            <text:p>R$ 6,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ector Energia Circular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BRL" office:value="2" calcext:value-type="currency">
            <text:p>R$ 2,00</text:p>
          </table:table-cell>
          <table:table-cell table:style-name="ce6" table:formula="of:=[.C5]*[.B5]" office:value-type="currency" office:currency="BRL" office:value="2" calcext:value-type="currency">
            <text:p>R$ 2,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ector Ethernet Macho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BRL" office:value="0.3" calcext:value-type="currency">
            <text:p>R$ 0,30</text:p>
          </table:table-cell>
          <table:table-cell table:style-name="ce6" table:formula="of:=[.C6]*[.B6]" office:value-type="currency" office:currency="BRL" office:value="0.3" calcext:value-type="currency">
            <text:p>R$ 0,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ector Ethernet Femea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BRL" office:value="5" calcext:value-type="currency">
            <text:p>R$ 5,00</text:p>
          </table:table-cell>
          <table:table-cell table:style-name="ce6" table:formula="of:=[.C7]*[.B7]" office:value-type="currency" office:currency="BRL" office:value="5" calcext:value-type="currency">
            <text:p>R$ 5,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itor RFID EM4100 125kHz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BRL" office:value="37.7" calcext:value-type="currency">
            <text:p>R$ 37,70</text:p>
          </table:table-cell>
          <table:table-cell table:style-name="ce6" table:formula="of:=[.C8]*[.B8]" office:value-type="currency" office:currency="BRL" office:value="37.7" calcext:value-type="currency">
            <text:p>R$ 37,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duino + Shield + IR + Relay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BRL" office:value="50" calcext:value-type="currency">
            <text:p>R$ 50,00</text:p>
          </table:table-cell>
          <table:table-cell table:style-name="ce6" table:formula="of:=[.C9]*[.B9]" office:value-type="currency" office:currency="BRL" office:value="50" calcext:value-type="currency">
            <text:p>R$ 50,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nte 12VAC 1A HDL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BRL" office:value="50" calcext:value-type="currency">
            <text:p>R$ 50,00</text:p>
          </table:table-cell>
          <table:table-cell table:style-name="ce6" table:formula="of:=[.C10]*[.B10]" office:value-type="currency" office:currency="BRL" office:value="50" calcext:value-type="currency">
            <text:p>R$ 50,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nte 12VDC 1A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BRL" office:value="20" calcext:value-type="currency">
            <text:p>R$ 20,00</text:p>
          </table:table-cell>
          <table:table-cell table:style-name="ce6" table:formula="of:=[.C11]*[.B11]" office:value-type="currency" office:currency="BRL" office:value="20" calcext:value-type="currency">
            <text:p>R$ 20,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ixas de Protecao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currency" office:currency="BRL" office:value="15" calcext:value-type="currency">
            <text:p>R$ 15,00</text:p>
          </table:table-cell>
          <table:table-cell table:style-name="ce6" table:formula="of:=[.C12]*[.B12]" office:value-type="currency" office:currency="BRL" office:value="30" calcext:value-type="currency">
            <text:p>R$ 30,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/>
          <table:table-cell table:style-name="ce7"/>
          <table:table-cell table:style-name="ce5" table:formula="of:=SUM([.D2:.D12])" office:value-type="currency" office:currency="BRL" office:value="214.6" calcext:value-type="currency">
            <text:p>R$ 214,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UCRO</text:p>
          </table:table-cell>
          <table:table-cell table:style-name="ce1"/>
          <table:table-cell table:style-name="ce8" office:value-type="percentage" office:value="0.3" calcext:value-type="percentage">
            <text:p>30,00%</text:p>
          </table:table-cell>
          <table:table-cell table:style-name="ce5" table:formula="of:=[.$C$14]*[.$D$13]" office:value-type="currency" office:currency="BRL" office:value="64.38" calcext:value-type="currency">
            <text:p>R$ 64,3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RECO FINAL</text:p>
          </table:table-cell>
          <table:table-cell table:style-name="ce1"/>
          <table:table-cell table:style-name="ce7"/>
          <table:table-cell table:style-name="ce11" table:formula="of:=[.$D$14]+[.$D$13]" office:value-type="currency" office:currency="BRL" office:value="278.98" calcext:value-type="currency">
            <text:p>R$ 278,98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10"/>
          <table:table-cell table:number-columns-repeated="1020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2:50:07.620367294</meta:creation-date>
    <dc:date>2018-05-02T13:13:56.266766552</dc:date>
    <meta:editing-duration>PT13M38S</meta:editing-duration>
    <meta:editing-cycles>2</meta:editing-cycles>
    <meta:generator>LibreOffice/6.0.3.2$Linux_X86_64 LibreOffice_project/00m0$Build-2</meta:generator>
    <meta:document-statistic meta:table-count="1" meta:cell-count="55" meta:object-count="0"/>
  </office:meta>
</office:document-meta>
</file>